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3.333cm" svg:height="12.086cm" svg:x="6.552cm" svg:y="0.106cm">
            <draw:object draw:notify-on-update-of-ranges="Arkusz1.C1:Arkusz1.C285 Arkusz1.D1:Arkusz1.D2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COUNTIF([.$B$1:.$B$1000];[.C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COUNTIF([.$B$1:.$B$1000];[.C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formula="of:=COUNTIF([.$B$1:.$B$1000];[.C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formula="of:=COUNTIF([.$B$1:.$B$1000];[.C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table:formula="of:=COUNTIF([.$B$1:.$B$1000];[.C5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table:formula="of:=COUNTIF([.$B$1:.$B$1000];[.C6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COUNTIF([.$B$1:.$B$1000];[.C7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table:formula="of:=COUNTIF([.$B$1:.$B$1000];[.C8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formula="of:=COUNTIF([.$B$1:.$B$1000];[.C9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table:formula="of:=COUNTIF([.$B$1:.$B$1000];[.C10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table:formula="of:=COUNTIF([.$B$1:.$B$1000];[.C11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table:formula="of:=COUNTIF([.$B$1:.$B$1000];[.C12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table:formula="of:=COUNTIF([.$B$1:.$B$1000];[.C1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table:formula="of:=COUNTIF([.$B$1:.$B$1000];[.C14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table:formula="of:=COUNTIF([.$B$1:.$B$1000];[.C1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table:formula="of:=COUNTIF([.$B$1:.$B$1000];[.C16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table:formula="of:=COUNTIF([.$B$1:.$B$1000];[.C17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table:formula="of:=COUNTIF([.$B$1:.$B$1000];[.C1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COUNTIF([.$B$1:.$B$1000];[.C19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table:formula="of:=COUNTIF([.$B$1:.$B$1000];[.C2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table:formula="of:=COUNTIF([.$B$1:.$B$1000];[.C21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1" calcext:value-type="float">
            <text:p>151</text:p>
          </table:table-cell>
          <table:table-cell office:value-type="float" office:value="22" calcext:value-type="float">
            <text:p>22</text:p>
          </table:table-cell>
          <table:table-cell table:formula="of:=COUNTIF([.$B$1:.$B$1000];[.C2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formula="of:=COUNTIF([.$B$1:.$B$1000];[.C23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formula="of:=COUNTIF([.$B$1:.$B$1000];[.C2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table:formula="of:=COUNTIF([.$B$1:.$B$1000];[.C2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table:formula="of:=COUNTIF([.$B$1:.$B$1000];[.C2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table:formula="of:=COUNTIF([.$B$1:.$B$1000];[.C2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table:formula="of:=COUNTIF([.$B$1:.$B$1000];[.C28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table:formula="of:=COUNTIF([.$B$1:.$B$1000];[.C2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COUNTIF([.$B$1:.$B$1000];[.C30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table:formula="of:=COUNTIF([.$B$1:.$B$1000];[.C3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table:formula="of:=COUNTIF([.$B$1:.$B$1000];[.C3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table:formula="of:=COUNTIF([.$B$1:.$B$1000];[.C3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formula="of:=COUNTIF([.$B$1:.$B$1000];[.C3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table:formula="of:=COUNTIF([.$B$1:.$B$1000];[.C3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formula="of:=COUNTIF([.$B$1:.$B$1000];[.C3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table:formula="of:=COUNTIF([.$B$1:.$B$1000];[.C3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table:formula="of:=COUNTIF([.$B$1:.$B$1000];[.C3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table:formula="of:=COUNTIF([.$B$1:.$B$1000];[.C3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40" calcext:value-type="float">
            <text:p>40</text:p>
          </table:table-cell>
          <table:table-cell table:formula="of:=COUNTIF([.$B$1:.$B$1000];[.C4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41" calcext:value-type="float">
            <text:p>41</text:p>
          </table:table-cell>
          <table:table-cell table:formula="of:=COUNTIF([.$B$1:.$B$1000];[.C4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table:formula="of:=COUNTIF([.$B$1:.$B$1000];[.C4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table:formula="of:=COUNTIF([.$B$1:.$B$1000];[.C4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formula="of:=COUNTIF([.$B$1:.$B$1000];[.C4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table:formula="of:=COUNTIF([.$B$1:.$B$1000];[.C4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table:formula="of:=COUNTIF([.$B$1:.$B$1000];[.C4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table:formula="of:=COUNTIF([.$B$1:.$B$1000];[.C4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table:formula="of:=COUNTIF([.$B$1:.$B$1000];[.C4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table:formula="of:=COUNTIF([.$B$1:.$B$1000];[.C4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formula="of:=COUNTIF([.$B$1:.$B$1000];[.C5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table:formula="of:=COUNTIF([.$B$1:.$B$1000];[.C5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table:formula="of:=COUNTIF([.$B$1:.$B$1000];[.C5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 table:formula="of:=COUNTIF([.$B$1:.$B$1000];[.C5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table:formula="of:=COUNTIF([.$B$1:.$B$1000];[.C5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formula="of:=COUNTIF([.$B$1:.$B$1000];[.C5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table:formula="of:=COUNTIF([.$B$1:.$B$1000];[.C5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formula="of:=COUNTIF([.$B$1:.$B$1000];[.C5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table:formula="of:=COUNTIF([.$B$1:.$B$1000];[.C5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COUNTIF([.$B$1:.$B$1000];[.C5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formula="of:=COUNTIF([.$B$1:.$B$1000];[.C6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table:formula="of:=COUNTIF([.$B$1:.$B$1000];[.C6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table:formula="of:=COUNTIF([.$B$1:.$B$1000];[.C6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table:formula="of:=COUNTIF([.$B$1:.$B$1000];[.C6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table:formula="of:=COUNTIF([.$B$1:.$B$1000];[.C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table:formula="of:=COUNTIF([.$B$1:.$B$1000];[.C6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formula="of:=COUNTIF([.$B$1:.$B$1000];[.C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table:formula="of:=COUNTIF([.$B$1:.$B$1000];[.C6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table:formula="of:=COUNTIF([.$B$1:.$B$1000];[.C6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table:formula="of:=COUNTIF([.$B$1:.$B$1000];[.C6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formula="of:=COUNTIF([.$B$1:.$B$1000];[.C7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table:formula="of:=COUNTIF([.$B$1:.$B$1000];[.C7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table:formula="of:=COUNTIF([.$B$1:.$B$1000];[.C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table:formula="of:=COUNTIF([.$B$1:.$B$1000];[.C7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table:formula="of:=COUNTIF([.$B$1:.$B$1000];[.C7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table:formula="of:=COUNTIF([.$B$1:.$B$1000];[.C7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formula="of:=COUNTIF([.$B$1:.$B$1000];[.C7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formula="of:=COUNTIF([.$B$1:.$B$1000];[.C7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formula="of:=COUNTIF([.$B$1:.$B$1000];[.C7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formula="of:=COUNTIF([.$B$1:.$B$1000];[.C7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formula="of:=COUNTIF([.$B$1:.$B$1000];[.C8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formula="of:=COUNTIF([.$B$1:.$B$1000];[.C8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COUNTIF([.$B$1:.$B$1000];[.C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table:formula="of:=COUNTIF([.$B$1:.$B$1000];[.C8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table:formula="of:=COUNTIF([.$B$1:.$B$1000];[.C8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COUNTIF([.$B$1:.$B$1000];[.C8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formula="of:=COUNTIF([.$B$1:.$B$1000];[.C8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formula="of:=COUNTIF([.$B$1:.$B$1000];[.C8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formula="of:=COUNTIF([.$B$1:.$B$1000];[.C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formula="of:=COUNTIF([.$B$1:.$B$1000];[.C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formula="of:=COUNTIF([.$B$1:.$B$1000];[.C9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formula="of:=COUNTIF([.$B$1:.$B$1000];[.C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formula="of:=COUNTIF([.$B$1:.$B$1000];[.C9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formula="of:=COUNTIF([.$B$1:.$B$1000];[.C93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94" calcext:value-type="float">
            <text:p>94</text:p>
          </table:table-cell>
          <table:table-cell table:formula="of:=COUNTIF([.$B$1:.$B$1000];[.C9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COUNTIF([.$B$1:.$B$1000];[.C9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formula="of:=COUNTIF([.$B$1:.$B$1000];[.C9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formula="of:=COUNTIF([.$B$1:.$B$1000];[.C9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COUNTIF([.$B$1:.$B$1000];[.C9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formula="of:=COUNTIF([.$B$1:.$B$1000];[.C9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COUNTIF([.$B$1:.$B$1000];[.C10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table:formula="of:=COUNTIF([.$B$1:.$B$1000];[.C10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COUNTIF([.$B$1:.$B$1000];[.C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COUNTIF([.$B$1:.$B$1000];[.C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COUNTIF([.$B$1:.$B$1000];[.C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COUNTIF([.$B$1:.$B$1000];[.C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table:formula="of:=COUNTIF([.$B$1:.$B$1000];[.C10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table:formula="of:=COUNTIF([.$B$1:.$B$1000];[.C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formula="of:=COUNTIF([.$B$1:.$B$1000];[.C10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table:formula="of:=COUNTIF([.$B$1:.$B$1000];[.C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formula="of:=COUNTIF([.$B$1:.$B$1000];[.C1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table:formula="of:=COUNTIF([.$B$1:.$B$1000];[.C1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table:formula="of:=COUNTIF([.$B$1:.$B$1000];[.C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table:formula="of:=COUNTIF([.$B$1:.$B$1000];[.C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table:formula="of:=COUNTIF([.$B$1:.$B$1000];[.C11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COUNTIF([.$B$1:.$B$1000];[.C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formula="of:=COUNTIF([.$B$1:.$B$1000];[.C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table:formula="of:=COUNTIF([.$B$1:.$B$1000];[.C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table:formula="of:=COUNTIF([.$B$1:.$B$1000];[.C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table:formula="of:=COUNTIF([.$B$1:.$B$1000];[.C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table:formula="of:=COUNTIF([.$B$1:.$B$1000];[.C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table:formula="of:=COUNTIF([.$B$1:.$B$1000];[.C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formula="of:=COUNTIF([.$B$1:.$B$1000];[.C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table:formula="of:=COUNTIF([.$B$1:.$B$1000];[.C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table:formula="of:=COUNTIF([.$B$1:.$B$1000];[.C1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formula="of:=COUNTIF([.$B$1:.$B$1000];[.C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table:formula="of:=COUNTIF([.$B$1:.$B$1000];[.C12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table:formula="of:=COUNTIF([.$B$1:.$B$1000];[.C12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table:formula="of:=COUNTIF([.$B$1:.$B$1000];[.C12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table:formula="of:=COUNTIF([.$B$1:.$B$1000];[.C12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table:formula="of:=COUNTIF([.$B$1:.$B$1000];[.C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table:formula="of:=COUNTIF([.$B$1:.$B$1000];[.C1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table:formula="of:=COUNTIF([.$B$1:.$B$1000];[.C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table:formula="of:=COUNTIF([.$B$1:.$B$1000];[.C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table:formula="of:=COUNTIF([.$B$1:.$B$1000];[.C1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table:formula="of:=COUNTIF([.$B$1:.$B$1000];[.C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table:formula="of:=COUNTIF([.$B$1:.$B$1000];[.C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" calcext:value-type="float">
            <text:p>76</text:p>
          </table:table-cell>
          <table:table-cell office:value-type="float" office:value="137" calcext:value-type="float">
            <text:p>137</text:p>
          </table:table-cell>
          <table:table-cell table:formula="of:=COUNTIF([.$B$1:.$B$1000];[.C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138" calcext:value-type="float">
            <text:p>138</text:p>
          </table:table-cell>
          <table:table-cell table:formula="of:=COUNTIF([.$B$1:.$B$1000];[.C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table:formula="of:=COUNTIF([.$B$1:.$B$1000];[.C1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formula="of:=COUNTIF([.$B$1:.$B$1000];[.C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table:formula="of:=COUNTIF([.$B$1:.$B$1000];[.C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table:formula="of:=COUNTIF([.$B$1:.$B$1000];[.C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6" calcext:value-type="float">
            <text:p>76</text:p>
          </table:table-cell>
          <table:table-cell office:value-type="float" office:value="143" calcext:value-type="float">
            <text:p>143</text:p>
          </table:table-cell>
          <table:table-cell table:formula="of:=COUNTIF([.$B$1:.$B$1000];[.C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table:formula="of:=COUNTIF([.$B$1:.$B$1000];[.C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table:formula="of:=COUNTIF([.$B$1:.$B$1000];[.C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table:formula="of:=COUNTIF([.$B$1:.$B$1000];[.C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table:formula="of:=COUNTIF([.$B$1:.$B$1000];[.C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table:formula="of:=COUNTIF([.$B$1:.$B$1000];[.C14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table:formula="of:=COUNTIF([.$B$1:.$B$1000];[.C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table:formula="of:=COUNTIF([.$B$1:.$B$1000];[.C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table:formula="of:=COUNTIF([.$B$1:.$B$1000];[.C15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4" calcext:value-type="float">
            <text:p>74</text:p>
          </table:table-cell>
          <table:table-cell office:value-type="float" office:value="152" calcext:value-type="float">
            <text:p>152</text:p>
          </table:table-cell>
          <table:table-cell table:formula="of:=COUNTIF([.$B$1:.$B$1000];[.C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table:formula="of:=COUNTIF([.$B$1:.$B$1000];[.C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table:formula="of:=COUNTIF([.$B$1:.$B$1000];[.C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table:formula="of:=COUNTIF([.$B$1:.$B$1000];[.C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3" calcext:value-type="float">
            <text:p>73</text:p>
          </table:table-cell>
          <table:table-cell office:value-type="float" office:value="156" calcext:value-type="float">
            <text:p>156</text:p>
          </table:table-cell>
          <table:table-cell table:formula="of:=COUNTIF([.$B$1:.$B$1000];[.C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57" calcext:value-type="float">
            <text:p>157</text:p>
          </table:table-cell>
          <table:table-cell table:formula="of:=COUNTIF([.$B$1:.$B$1000];[.C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table:formula="of:=COUNTIF([.$B$1:.$B$1000];[.C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office:value-type="float" office:value="159" calcext:value-type="float">
            <text:p>159</text:p>
          </table:table-cell>
          <table:table-cell table:formula="of:=COUNTIF([.$B$1:.$B$1000];[.C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table:formula="of:=COUNTIF([.$B$1:.$B$1000];[.C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61" calcext:value-type="float">
            <text:p>161</text:p>
          </table:table-cell>
          <table:table-cell table:formula="of:=COUNTIF([.$B$1:.$B$1000];[.C16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formula="of:=COUNTIF([.$B$1:.$B$1000];[.C1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163" calcext:value-type="float">
            <text:p>163</text:p>
          </table:table-cell>
          <table:table-cell table:formula="of:=COUNTIF([.$B$1:.$B$1000];[.C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table:formula="of:=COUNTIF([.$B$1:.$B$1000];[.C1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table:formula="of:=COUNTIF([.$B$1:.$B$1000];[.C1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table:formula="of:=COUNTIF([.$B$1:.$B$1000];[.C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table:formula="of:=COUNTIF([.$B$1:.$B$1000];[.C1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table:formula="of:=COUNTIF([.$B$1:.$B$1000];[.C1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  <table:table-cell table:formula="of:=COUNTIF([.$B$1:.$B$1000];[.C16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formula="of:=COUNTIF([.$B$1:.$B$1000];[.C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table:formula="of:=COUNTIF([.$B$1:.$B$1000];[.C1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table:formula="of:=COUNTIF([.$B$1:.$B$1000];[.C1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  <table:table-cell table:formula="of:=COUNTIF([.$B$1:.$B$1000];[.C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7" calcext:value-type="float">
            <text:p>67</text:p>
          </table:table-cell>
          <table:table-cell office:value-type="float" office:value="174" calcext:value-type="float">
            <text:p>174</text:p>
          </table:table-cell>
          <table:table-cell table:formula="of:=COUNTIF([.$B$1:.$B$1000];[.C1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7" calcext:value-type="float">
            <text:p>67</text:p>
          </table:table-cell>
          <table:table-cell office:value-type="float" office:value="175" calcext:value-type="float">
            <text:p>175</text:p>
          </table:table-cell>
          <table:table-cell table:formula="of:=COUNTIF([.$B$1:.$B$1000];[.C1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176" calcext:value-type="float">
            <text:p>176</text:p>
          </table:table-cell>
          <table:table-cell table:formula="of:=COUNTIF([.$B$1:.$B$1000];[.C1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177" calcext:value-type="float">
            <text:p>177</text:p>
          </table:table-cell>
          <table:table-cell table:formula="of:=COUNTIF([.$B$1:.$B$1000];[.C1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78" calcext:value-type="float">
            <text:p>178</text:p>
          </table:table-cell>
          <table:table-cell table:formula="of:=COUNTIF([.$B$1:.$B$1000];[.C1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table:formula="of:=COUNTIF([.$B$1:.$B$1000];[.C1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table:formula="of:=COUNTIF([.$B$1:.$B$1000];[.C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5" calcext:value-type="float">
            <text:p>65</text:p>
          </table:table-cell>
          <table:table-cell office:value-type="float" office:value="181" calcext:value-type="float">
            <text:p>181</text:p>
          </table:table-cell>
          <table:table-cell table:formula="of:=COUNTIF([.$B$1:.$B$1000];[.C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table:formula="of:=COUNTIF([.$B$1:.$B$1000];[.C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183" calcext:value-type="float">
            <text:p>183</text:p>
          </table:table-cell>
          <table:table-cell table:formula="of:=COUNTIF([.$B$1:.$B$1000];[.C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" calcext:value-type="float">
            <text:p>63</text:p>
          </table:table-cell>
          <table:table-cell office:value-type="float" office:value="184" calcext:value-type="float">
            <text:p>184</text:p>
          </table:table-cell>
          <table:table-cell table:formula="of:=COUNTIF([.$B$1:.$B$1000];[.C1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185" calcext:value-type="float">
            <text:p>185</text:p>
          </table:table-cell>
          <table:table-cell table:formula="of:=COUNTIF([.$B$1:.$B$1000];[.C1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3" calcext:value-type="float">
            <text:p>63</text:p>
          </table:table-cell>
          <table:table-cell office:value-type="float" office:value="186" calcext:value-type="float">
            <text:p>186</text:p>
          </table:table-cell>
          <table:table-cell table:formula="of:=COUNTIF([.$B$1:.$B$1000];[.C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  <table:table-cell office:value-type="float" office:value="187" calcext:value-type="float">
            <text:p>187</text:p>
          </table:table-cell>
          <table:table-cell table:formula="of:=COUNTIF([.$B$1:.$B$1000];[.C1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table:formula="of:=COUNTIF([.$B$1:.$B$1000];[.C1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  <table:table-cell table:formula="of:=COUNTIF([.$B$1:.$B$1000];[.C1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formula="of:=COUNTIF([.$B$1:.$B$1000];[.C1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2" calcext:value-type="float">
            <text:p>62</text:p>
          </table:table-cell>
          <table:table-cell office:value-type="float" office:value="191" calcext:value-type="float">
            <text:p>191</text:p>
          </table:table-cell>
          <table:table-cell table:formula="of:=COUNTIF([.$B$1:.$B$1000];[.C1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table:formula="of:=COUNTIF([.$B$1:.$B$1000];[.C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  <table:table-cell table:formula="of:=COUNTIF([.$B$1:.$B$1000];[.C1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2" calcext:value-type="float">
            <text:p>62</text:p>
          </table:table-cell>
          <table:table-cell office:value-type="float" office:value="194" calcext:value-type="float">
            <text:p>194</text:p>
          </table:table-cell>
          <table:table-cell table:formula="of:=COUNTIF([.$B$1:.$B$1000];[.C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office:value-type="float" office:value="195" calcext:value-type="float">
            <text:p>195</text:p>
          </table:table-cell>
          <table:table-cell table:formula="of:=COUNTIF([.$B$1:.$B$1000];[.C1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table:formula="of:=COUNTIF([.$B$1:.$B$1000];[.C1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97" calcext:value-type="float">
            <text:p>197</text:p>
          </table:table-cell>
          <table:table-cell table:formula="of:=COUNTIF([.$B$1:.$B$1000];[.C1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1" calcext:value-type="float">
            <text:p>61</text:p>
          </table:table-cell>
          <table:table-cell office:value-type="float" office:value="198" calcext:value-type="float">
            <text:p>198</text:p>
          </table:table-cell>
          <table:table-cell table:formula="of:=COUNTIF([.$B$1:.$B$1000];[.C1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199" calcext:value-type="float">
            <text:p>199</text:p>
          </table:table-cell>
          <table:table-cell table:formula="of:=COUNTIF([.$B$1:.$B$1000];[.C1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table:formula="of:=COUNTIF([.$B$1:.$B$1000];[.C2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1" calcext:value-type="float">
            <text:p>61</text:p>
          </table:table-cell>
          <table:table-cell office:value-type="float" office:value="201" calcext:value-type="float">
            <text:p>201</text:p>
          </table:table-cell>
          <table:table-cell table:formula="of:=COUNTIF([.$B$1:.$B$1000];[.C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1" calcext:value-type="float">
            <text:p>61</text:p>
          </table:table-cell>
          <table:table-cell office:value-type="float" office:value="202" calcext:value-type="float">
            <text:p>202</text:p>
          </table:table-cell>
          <table:table-cell table:formula="of:=COUNTIF([.$B$1:.$B$1000];[.C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office:value-type="float" office:value="203" calcext:value-type="float">
            <text:p>203</text:p>
          </table:table-cell>
          <table:table-cell table:formula="of:=COUNTIF([.$B$1:.$B$1000];[.C2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table:formula="of:=COUNTIF([.$B$1:.$B$1000];[.C2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table:formula="of:=COUNTIF([.$B$1:.$B$1000];[.C2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table:formula="of:=COUNTIF([.$B$1:.$B$1000];[.C20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table:formula="of:=COUNTIF([.$B$1:.$B$1000];[.C2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9" calcext:value-type="float">
            <text:p>59</text:p>
          </table:table-cell>
          <table:table-cell office:value-type="float" office:value="208" calcext:value-type="float">
            <text:p>208</text:p>
          </table:table-cell>
          <table:table-cell table:formula="of:=COUNTIF([.$B$1:.$B$1000];[.C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9" calcext:value-type="float">
            <text:p>59</text:p>
          </table:table-cell>
          <table:table-cell office:value-type="float" office:value="209" calcext:value-type="float">
            <text:p>209</text:p>
          </table:table-cell>
          <table:table-cell table:formula="of:=COUNTIF([.$B$1:.$B$1000];[.C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 office:value-type="float" office:value="210" calcext:value-type="float">
            <text:p>210</text:p>
          </table:table-cell>
          <table:table-cell table:formula="of:=COUNTIF([.$B$1:.$B$1000];[.C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9" calcext:value-type="float">
            <text:p>59</text:p>
          </table:table-cell>
          <table:table-cell office:value-type="float" office:value="211" calcext:value-type="float">
            <text:p>211</text:p>
          </table:table-cell>
          <table:table-cell table:formula="of:=COUNTIF([.$B$1:.$B$1000];[.C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office:value-type="float" office:value="212" calcext:value-type="float">
            <text:p>212</text:p>
          </table:table-cell>
          <table:table-cell table:formula="of:=COUNTIF([.$B$1:.$B$1000];[.C2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8" calcext:value-type="float">
            <text:p>58</text:p>
          </table:table-cell>
          <table:table-cell office:value-type="float" office:value="213" calcext:value-type="float">
            <text:p>213</text:p>
          </table:table-cell>
          <table:table-cell table:formula="of:=COUNTIF([.$B$1:.$B$1000];[.C2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8" calcext:value-type="float">
            <text:p>58</text:p>
          </table:table-cell>
          <table:table-cell office:value-type="float" office:value="214" calcext:value-type="float">
            <text:p>214</text:p>
          </table:table-cell>
          <table:table-cell table:formula="of:=COUNTIF([.$B$1:.$B$1000];[.C2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table:formula="of:=COUNTIF([.$B$1:.$B$1000];[.C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office:value-type="float" office:value="216" calcext:value-type="float">
            <text:p>216</text:p>
          </table:table-cell>
          <table:table-cell table:formula="of:=COUNTIF([.$B$1:.$B$1000];[.C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8" calcext:value-type="float">
            <text:p>58</text:p>
          </table:table-cell>
          <table:table-cell office:value-type="float" office:value="217" calcext:value-type="float">
            <text:p>217</text:p>
          </table:table-cell>
          <table:table-cell table:formula="of:=COUNTIF([.$B$1:.$B$1000];[.C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8" calcext:value-type="float">
            <text:p>58</text:p>
          </table:table-cell>
          <table:table-cell office:value-type="float" office:value="218" calcext:value-type="float">
            <text:p>218</text:p>
          </table:table-cell>
          <table:table-cell table:formula="of:=COUNTIF([.$B$1:.$B$1000];[.C2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office:value-type="float" office:value="219" calcext:value-type="float">
            <text:p>219</text:p>
          </table:table-cell>
          <table:table-cell table:formula="of:=COUNTIF([.$B$1:.$B$1000];[.C2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 table:formula="of:=COUNTIF([.$B$1:.$B$1000];[.C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7" calcext:value-type="float">
            <text:p>57</text:p>
          </table:table-cell>
          <table:table-cell office:value-type="float" office:value="221" calcext:value-type="float">
            <text:p>221</text:p>
          </table:table-cell>
          <table:table-cell table:formula="of:=COUNTIF([.$B$1:.$B$1000];[.C2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table:formula="of:=COUNTIF([.$B$1:.$B$1000];[.C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7" calcext:value-type="float">
            <text:p>57</text:p>
          </table:table-cell>
          <table:table-cell office:value-type="float" office:value="223" calcext:value-type="float">
            <text:p>223</text:p>
          </table:table-cell>
          <table:table-cell table:formula="of:=COUNTIF([.$B$1:.$B$1000];[.C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table:formula="of:=COUNTIF([.$B$1:.$B$1000];[.C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7" calcext:value-type="float">
            <text:p>57</text:p>
          </table:table-cell>
          <table:table-cell office:value-type="float" office:value="225" calcext:value-type="float">
            <text:p>225</text:p>
          </table:table-cell>
          <table:table-cell table:formula="of:=COUNTIF([.$B$1:.$B$1000];[.C2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6" calcext:value-type="float">
            <text:p>56</text:p>
          </table:table-cell>
          <table:table-cell office:value-type="float" office:value="226" calcext:value-type="float">
            <text:p>226</text:p>
          </table:table-cell>
          <table:table-cell table:formula="of:=COUNTIF([.$B$1:.$B$1000];[.C2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table:formula="of:=COUNTIF([.$B$1:.$B$1000];[.C2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office:value-type="float" office:value="228" calcext:value-type="float">
            <text:p>228</text:p>
          </table:table-cell>
          <table:table-cell table:formula="of:=COUNTIF([.$B$1:.$B$1000];[.C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6" calcext:value-type="float">
            <text:p>56</text:p>
          </table:table-cell>
          <table:table-cell office:value-type="float" office:value="229" calcext:value-type="float">
            <text:p>229</text:p>
          </table:table-cell>
          <table:table-cell table:formula="of:=COUNTIF([.$B$1:.$B$1000];[.C2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230" calcext:value-type="float">
            <text:p>230</text:p>
          </table:table-cell>
          <table:table-cell table:formula="of:=COUNTIF([.$B$1:.$B$1000];[.C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6" calcext:value-type="float">
            <text:p>56</text:p>
          </table:table-cell>
          <table:table-cell office:value-type="float" office:value="231" calcext:value-type="float">
            <text:p>231</text:p>
          </table:table-cell>
          <table:table-cell table:formula="of:=COUNTIF([.$B$1:.$B$1000];[.C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6" calcext:value-type="float">
            <text:p>56</text:p>
          </table:table-cell>
          <table:table-cell office:value-type="float" office:value="232" calcext:value-type="float">
            <text:p>232</text:p>
          </table:table-cell>
          <table:table-cell table:formula="of:=COUNTIF([.$B$1:.$B$1000];[.C2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table:formula="of:=COUNTIF([.$B$1:.$B$1000];[.C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5" calcext:value-type="float">
            <text:p>55</text:p>
          </table:table-cell>
          <table:table-cell office:value-type="float" office:value="234" calcext:value-type="float">
            <text:p>234</text:p>
          </table:table-cell>
          <table:table-cell table:formula="of:=COUNTIF([.$B$1:.$B$1000];[.C2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5" calcext:value-type="float">
            <text:p>55</text:p>
          </table:table-cell>
          <table:table-cell office:value-type="float" office:value="235" calcext:value-type="float">
            <text:p>235</text:p>
          </table:table-cell>
          <table:table-cell table:formula="of:=COUNTIF([.$B$1:.$B$1000];[.C2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table:formula="of:=COUNTIF([.$B$1:.$B$1000];[.C2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table:formula="of:=COUNTIF([.$B$1:.$B$1000];[.C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table:formula="of:=COUNTIF([.$B$1:.$B$1000];[.C2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4" calcext:value-type="float">
            <text:p>54</text:p>
          </table:table-cell>
          <table:table-cell office:value-type="float" office:value="239" calcext:value-type="float">
            <text:p>239</text:p>
          </table:table-cell>
          <table:table-cell table:formula="of:=COUNTIF([.$B$1:.$B$1000];[.C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table:formula="of:=COUNTIF([.$B$1:.$B$1000];[.C2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4" calcext:value-type="float">
            <text:p>54</text:p>
          </table:table-cell>
          <table:table-cell office:value-type="float" office:value="241" calcext:value-type="float">
            <text:p>241</text:p>
          </table:table-cell>
          <table:table-cell table:formula="of:=COUNTIF([.$B$1:.$B$1000];[.C2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" calcext:value-type="float">
            <text:p>54</text:p>
          </table:table-cell>
          <table:table-cell office:value-type="float" office:value="242" calcext:value-type="float">
            <text:p>242</text:p>
          </table:table-cell>
          <table:table-cell table:formula="of:=COUNTIF([.$B$1:.$B$1000];[.C2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4" calcext:value-type="float">
            <text:p>54</text:p>
          </table:table-cell>
          <table:table-cell office:value-type="float" office:value="243" calcext:value-type="float">
            <text:p>243</text:p>
          </table:table-cell>
          <table:table-cell table:formula="of:=COUNTIF([.$B$1:.$B$1000];[.C2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4" calcext:value-type="float">
            <text:p>54</text:p>
          </table:table-cell>
          <table:table-cell office:value-type="float" office:value="244" calcext:value-type="float">
            <text:p>244</text:p>
          </table:table-cell>
          <table:table-cell table:formula="of:=COUNTIF([.$B$1:.$B$1000];[.C2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office:value-type="float" office:value="245" calcext:value-type="float">
            <text:p>245</text:p>
          </table:table-cell>
          <table:table-cell table:formula="of:=COUNTIF([.$B$1:.$B$1000];[.C2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office:value-type="float" office:value="246" calcext:value-type="float">
            <text:p>246</text:p>
          </table:table-cell>
          <table:table-cell table:formula="of:=COUNTIF([.$B$1:.$B$1000];[.C2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3" calcext:value-type="float">
            <text:p>53</text:p>
          </table:table-cell>
          <table:table-cell office:value-type="float" office:value="247" calcext:value-type="float">
            <text:p>247</text:p>
          </table:table-cell>
          <table:table-cell table:formula="of:=COUNTIF([.$B$1:.$B$1000];[.C2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3" calcext:value-type="float">
            <text:p>53</text:p>
          </table:table-cell>
          <table:table-cell office:value-type="float" office:value="248" calcext:value-type="float">
            <text:p>248</text:p>
          </table:table-cell>
          <table:table-cell table:formula="of:=COUNTIF([.$B$1:.$B$1000];[.C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  <table:table-cell office:value-type="float" office:value="249" calcext:value-type="float">
            <text:p>249</text:p>
          </table:table-cell>
          <table:table-cell table:formula="of:=COUNTIF([.$B$1:.$B$1000];[.C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table:formula="of:=COUNTIF([.$B$1:.$B$1000];[.C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3" calcext:value-type="float">
            <text:p>53</text:p>
          </table:table-cell>
          <table:table-cell office:value-type="float" office:value="251" calcext:value-type="float">
            <text:p>251</text:p>
          </table:table-cell>
          <table:table-cell table:formula="of:=COUNTIF([.$B$1:.$B$1000];[.C2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3" calcext:value-type="float">
            <text:p>53</text:p>
          </table:table-cell>
          <table:table-cell office:value-type="float" office:value="252" calcext:value-type="float">
            <text:p>252</text:p>
          </table:table-cell>
          <table:table-cell table:formula="of:=COUNTIF([.$B$1:.$B$1000];[.C2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3" calcext:value-type="float">
            <text:p>53</text:p>
          </table:table-cell>
          <table:table-cell office:value-type="float" office:value="253" calcext:value-type="float">
            <text:p>253</text:p>
          </table:table-cell>
          <table:table-cell table:formula="of:=COUNTIF([.$B$1:.$B$1000];[.C2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table:formula="of:=COUNTIF([.$B$1:.$B$1000];[.C2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table:formula="of:=COUNTIF([.$B$1:.$B$1000];[.C2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table:formula="of:=COUNTIF([.$B$1:.$B$1000];[.C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table:formula="of:=COUNTIF([.$B$1:.$B$1000];[.C2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table:formula="of:=COUNTIF([.$B$1:.$B$1000];[.C2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3" calcext:value-type="float">
            <text:p>53</text:p>
          </table:table-cell>
          <table:table-cell office:value-type="float" office:value="259" calcext:value-type="float">
            <text:p>259</text:p>
          </table:table-cell>
          <table:table-cell table:formula="of:=COUNTIF([.$B$1:.$B$1000];[.C2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" calcext:value-type="float">
            <text:p>53</text:p>
          </table:table-cell>
          <table:table-cell office:value-type="float" office:value="260" calcext:value-type="float">
            <text:p>260</text:p>
          </table:table-cell>
          <table:table-cell table:formula="of:=COUNTIF([.$B$1:.$B$1000];[.C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2" calcext:value-type="float">
            <text:p>52</text:p>
          </table:table-cell>
          <table:table-cell office:value-type="float" office:value="261" calcext:value-type="float">
            <text:p>261</text:p>
          </table:table-cell>
          <table:table-cell table:formula="of:=COUNTIF([.$B$1:.$B$1000];[.C2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2" calcext:value-type="float">
            <text:p>52</text:p>
          </table:table-cell>
          <table:table-cell office:value-type="float" office:value="262" calcext:value-type="float">
            <text:p>262</text:p>
          </table:table-cell>
          <table:table-cell table:formula="of:=COUNTIF([.$B$1:.$B$1000];[.C2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263" calcext:value-type="float">
            <text:p>263</text:p>
          </table:table-cell>
          <table:table-cell table:formula="of:=COUNTIF([.$B$1:.$B$1000];[.C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2" calcext:value-type="float">
            <text:p>52</text:p>
          </table:table-cell>
          <table:table-cell office:value-type="float" office:value="264" calcext:value-type="float">
            <text:p>264</text:p>
          </table:table-cell>
          <table:table-cell table:formula="of:=COUNTIF([.$B$1:.$B$1000];[.C2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2" calcext:value-type="float">
            <text:p>52</text:p>
          </table:table-cell>
          <table:table-cell office:value-type="float" office:value="265" calcext:value-type="float">
            <text:p>265</text:p>
          </table:table-cell>
          <table:table-cell table:formula="of:=COUNTIF([.$B$1:.$B$1000];[.C2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2" calcext:value-type="float">
            <text:p>52</text:p>
          </table:table-cell>
          <table:table-cell office:value-type="float" office:value="266" calcext:value-type="float">
            <text:p>266</text:p>
          </table:table-cell>
          <table:table-cell table:formula="of:=COUNTIF([.$B$1:.$B$1000];[.C2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office:value-type="float" office:value="267" calcext:value-type="float">
            <text:p>267</text:p>
          </table:table-cell>
          <table:table-cell table:formula="of:=COUNTIF([.$B$1:.$B$1000];[.C2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1" calcext:value-type="float">
            <text:p>51</text:p>
          </table:table-cell>
          <table:table-cell office:value-type="float" office:value="268" calcext:value-type="float">
            <text:p>268</text:p>
          </table:table-cell>
          <table:table-cell table:formula="of:=COUNTIF([.$B$1:.$B$1000];[.C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office:value-type="float" office:value="269" calcext:value-type="float">
            <text:p>269</text:p>
          </table:table-cell>
          <table:table-cell table:formula="of:=COUNTIF([.$B$1:.$B$1000];[.C2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1" calcext:value-type="float">
            <text:p>51</text:p>
          </table:table-cell>
          <table:table-cell office:value-type="float" office:value="270" calcext:value-type="float">
            <text:p>270</text:p>
          </table:table-cell>
          <table:table-cell table:formula="of:=COUNTIF([.$B$1:.$B$1000];[.C2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1" calcext:value-type="float">
            <text:p>51</text:p>
          </table:table-cell>
          <table:table-cell office:value-type="float" office:value="271" calcext:value-type="float">
            <text:p>271</text:p>
          </table:table-cell>
          <table:table-cell table:formula="of:=COUNTIF([.$B$1:.$B$1000];[.C2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office:value-type="float" office:value="272" calcext:value-type="float">
            <text:p>272</text:p>
          </table:table-cell>
          <table:table-cell table:formula="of:=COUNTIF([.$B$1:.$B$1000];[.C2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office:value-type="float" office:value="273" calcext:value-type="float">
            <text:p>273</text:p>
          </table:table-cell>
          <table:table-cell table:formula="of:=COUNTIF([.$B$1:.$B$1000];[.C2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table:formula="of:=COUNTIF([.$B$1:.$B$1000];[.C2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table:formula="of:=COUNTIF([.$B$1:.$B$1000];[.C2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formula="of:=COUNTIF([.$B$1:.$B$1000];[.C2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9" calcext:value-type="float">
            <text:p>49</text:p>
          </table:table-cell>
          <table:table-cell office:value-type="float" office:value="277" calcext:value-type="float">
            <text:p>277</text:p>
          </table:table-cell>
          <table:table-cell table:formula="of:=COUNTIF([.$B$1:.$B$1000];[.C2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9" calcext:value-type="float">
            <text:p>49</text:p>
          </table:table-cell>
          <table:table-cell office:value-type="float" office:value="278" calcext:value-type="float">
            <text:p>278</text:p>
          </table:table-cell>
          <table:table-cell table:formula="of:=COUNTIF([.$B$1:.$B$1000];[.C2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office:value-type="float" office:value="279" calcext:value-type="float">
            <text:p>279</text:p>
          </table:table-cell>
          <table:table-cell table:formula="of:=COUNTIF([.$B$1:.$B$1000];[.C2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9" calcext:value-type="float">
            <text:p>49</text:p>
          </table:table-cell>
          <table:table-cell office:value-type="float" office:value="280" calcext:value-type="float">
            <text:p>280</text:p>
          </table:table-cell>
          <table:table-cell table:formula="of:=COUNTIF([.$B$1:.$B$1000];[.C2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 office:value-type="float" office:value="281" calcext:value-type="float">
            <text:p>281</text:p>
          </table:table-cell>
          <table:table-cell table:formula="of:=COUNTIF([.$B$1:.$B$1000];[.C2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9" calcext:value-type="float">
            <text:p>49</text:p>
          </table:table-cell>
          <table:table-cell office:value-type="float" office:value="282" calcext:value-type="float">
            <text:p>282</text:p>
          </table:table-cell>
          <table:table-cell table:formula="of:=COUNTIF([.$B$1:.$B$1000];[.C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9" calcext:value-type="float">
            <text:p>49</text:p>
          </table:table-cell>
          <table:table-cell office:value-type="float" office:value="283" calcext:value-type="float">
            <text:p>283</text:p>
          </table:table-cell>
          <table:table-cell table:formula="of:=COUNTIF([.$B$1:.$B$1000];[.C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8" calcext:value-type="float">
            <text:p>48</text:p>
          </table:table-cell>
          <table:table-cell office:value-type="float" office:value="284" calcext:value-type="float">
            <text:p>284</text:p>
          </table:table-cell>
          <table:table-cell table:formula="of:=COUNTIF([.$B$1:.$B$1000];[.C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8" calcext:value-type="float">
            <text:p>48</text:p>
          </table:table-cell>
          <table:table-cell office:value-type="float" office:value="285" calcext:value-type="float">
            <text:p>285</text:p>
          </table:table-cell>
          <table:table-cell table:formula="of:=COUNTIF([.$B$1:.$B$1000];[.C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Arkusz1.B1:Arkusz1.B100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0T21:58:59.199113940</dc:date>
    <meta:document-statistic meta:table-count="1" meta:cell-count="257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34cm" svg:height="12.087cm" xlink:href=".." xlink:type="simple" chart:class="chart:bar" chart:style-name="ch1">
        <chart:plot-area chart:style-name="ch2" table:cell-range-address="Arkusz1.C1:Arkusz1.D285" chart:data-source-has-labels="column" svg:x="0.866cm" svg:y="0.241cm" svg:width="41.602cm" svg:height="11.605cm">
          <chartooo:coordinate-region svg:x="1.487cm" svg:y="0.44cm" svg:width="40.912cm" svg:height="10.482cm"/>
          <chart:axis chart:dimension="x" chart:name="primary-x" chart:style-name="ch3" chartooo:axis-type="auto">
            <chartooo:date-scale/>
            <chart:categories table:cell-range-address="Arkusz1.C1:Arkusz1.C28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285" chart:class="chart:bar">
            <chart:data-point chart:repeated="2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C1:Arkusz1.C285</svg:desc>
                </draw:g>
              </table:table-cell>
              <table:table-cell office:value-type="float" office:value="0">
                <text:p>0</text:p>
                <draw:g>
                  <svg:desc>Arkusz1.D1:Arkusz1.D28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